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transform="translate(-5.26888in -3.34603in) rotate(-4.71239) translate(5.26888in 3.34603in)" draw:name="Image 1" text:anchor-type="as-char" svg:width="10.53776in" svg:height="6.69206in" style:rel-width="scale" style:rel-height="scale"><draw:image xlink:href="media/image1.png" xlink:type="simple" xlink:show="embed" xlink:actuate="onLoad"/><svg:title/><svg:desc>Une image contenant diagramme, capture d’écran, Plan, Rectangl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 fo:language="en" fo:country="GB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 fo:language="en" fo:country="GB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 fo:language="en" fo:country="GB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 fo:language="en" fo:country="GB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 fo:language="en" fo:country="GB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 fo:language="en" fo:country="GB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 fo:language="en" fo:country="GB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 fo:language="en" fo:country="GB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 fo:language="en" fo:country="GB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en" fo:country="GB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 fo:language="en" fo:country="GB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 fo:language="en" fo:country="GB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 fo:language="en" fo:country="GB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garndo Djimtone</meta:initial-creator>
    <dc:creator>Ngarndo Djimtone</dc:creator>
    <meta:creation-date>2024-03-14T14:07:00Z</meta:creation-date>
    <dc:date>2024-03-14T14:08:00Z</dc:date>
    <meta:template xlink:href="Normal.dotm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